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office:value-type="float" office:value="4022490" calcext:value-type="float">
            <text:p>4022490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1873" calcext:value-type="float">
            <text:p>621873</text:p>
          </table:table-cell>
          <table:table-cell table:style-name="ce13" office:value-type="percentage" office:value="0.0003" calcext:value-type="percentage">
            <text:p>0.03%</text:p>
          </table:table-cell>
          <table:table-cell table:style-name="ce4" office:value-type="float" office:value="34643902" calcext:value-type="float">
            <text:p>34643902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4" office:value-type="float" office:value="3828482" calcext:value-type="float">
            <text:p>382848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office:value-type="float" office:value="4031474" calcext:value-type="float">
            <text:p>4031474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2213" calcext:value-type="float">
            <text:p>622213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76896" calcext:value-type="float">
            <text:p>34676896</text:p>
          </table:table-cell>
          <table:table-cell table:style-name="ce4" office:value-type="float" office:value="63809" calcext:value-type="float">
            <text:p>63809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4" office:value-type="float" office:value="3830304" calcext:value-type="float">
            <text:p>383030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office:value-type="float" office:value="4039818" calcext:value-type="float">
            <text:p>403981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2708" calcext:value-type="float">
            <text:p>622708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34711416" calcext:value-type="float">
            <text:p>34711416</text:p>
          </table:table-cell>
          <table:table-cell table:style-name="ce4" office:value-type="float" office:value="63872" calcext:value-type="float">
            <text:p>63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4" office:value-type="float" office:value="3832884" calcext:value-type="float">
            <text:p>3832884</text:p>
          </table:table-cell>
          <table:table-cell table:style-name="ce4" office:value-type="float" office:value="5879" calcext:value-type="float">
            <text:p>587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office:value-type="float" office:value="4047265" calcext:value-type="float">
            <text:p>4047265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2821" calcext:value-type="float">
            <text:p>622821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26111" calcext:value-type="float">
            <text:p>34726111</text:p>
          </table:table-cell>
          <table:table-cell table:style-name="ce4" office:value-type="float" office:value="63877" calcext:value-type="float">
            <text:p>6387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4519" calcext:value-type="float">
            <text:p>38345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office:value-type="float" office:value="4053766" calcext:value-type="float">
            <text:p>4053766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22845" calcext:value-type="float">
            <text:p>62284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32753" calcext:value-type="float">
            <text:p>34732753</text:p>
          </table:table-cell>
          <table:table-cell table:style-name="ce4" office:value-type="float" office:value="63879" calcext:value-type="float">
            <text:p>638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6155" calcext:value-type="float">
            <text:p>3836155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16" calcext:value-type="date">
            <text:p>07/16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17" calcext:value-type="date">
            <text:p>07/17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25" office:value-type="date" office:date-value="2021-07-18" calcext:value-type="date">
            <text:p>07/18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19" calcext:value-type="date">
            <text:p>07/19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0" calcext:value-type="date">
            <text:p>07/20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 table:number-rows-repeated="18">
          <table:table-cell table:style-name="ce26" table:number-columns-repeated="7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3" table:number-rows-repeated="104799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1">00/00/0000</text:date>, <text:time style:data-style-name="N2" text:time-value="21:47:02.3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7-11T21:50:10.429000000</dc:date>
    <meta:editing-duration>PT2H4M35S</meta:editing-duration>
    <meta:editing-cycles>22</meta:editing-cycles>
    <meta:generator>LibreOffice/7.1.4.2$Windows_X86_64 LibreOffice_project/a529a4fab45b75fefc5b6226684193eb000654f6</meta:generator>
    <meta:document-statistic meta:table-count="1" meta:cell-count="4490" meta:object-count="0"/>
  </office:meta>
</office:document-meta>
</file>